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53-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9 de Septiembre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 MANO DE OBRA PARA MONTAJE DE CADENA DE TIEMPO, AMORTIGUADORES TRASEROS Y DELANTEROS A VEHÍCULO GRAND VITARA Y AMORTIGUADORES DELANTEROS DE LUV D-MAX, AMBOS PERTENECIENTES Y DE USO EXCLUSIVO DE ESTE ÓRGANO DE CONTROL FISCA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CAMIONES NORTE MONAGAS, C.A, RIF: J-29450337-3, por un monto de Bs. 10.752,00, ubicada en Ctra Nacional San Vicente, Edif. Camiones Norte Piso PB Local S/N Sector San VIcente, Maturin Monagas, MATURIN ESTADO MONAGAS
<text:line-break/>
<text:line-break/></text:p>
      <text:p text:style-name="P11"/>
      <text:p text:style-name="P5"><text:span text:style-name="T21">En Maturín, a los </text:span><text:span text:style-name="Fuente_20_de_20_párrafo_20_predeter."><text:span text:style-name="T17"><text:s/>veintidos (22)</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Septiembre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